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3C03000035590A55C4BF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362cm" svg:height="13.656cm" svg:x="3.203cm" svg:y="8.325cm">
          <draw:image xlink:href="Pictures/2000000700003C03000035590A55C4BF.svm" xlink:type="simple" xlink:show="embed" xlink:actuate="onLoad">
            <text:p/>
          </draw:image>
        </draw:frame>
        <draw:frame draw:style-name="gr1" draw:text-style-name="P1" draw:layer="layout" svg:width="15.362cm" svg:height="13.656cm" svg:x="3.203cm" svg:y="8.325cm">
          <draw:image xlink:href="Pictures/2000000700003C03000035590A55C4BF.svm" xlink:type="simple" xlink:show="embed" xlink:actuate="onLoad">
            <text:p/>
          </draw:image>
        </draw:frame>
        <draw:frame draw:style-name="gr2" draw:text-style-name="P1" draw:layer="layout" svg:width="15.861cm" svg:height="15.955cm" svg:x="1.139cm" svg:y="1.045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5-24T13:39:54.84</meta:creation-date>
    <dc:date>2021-05-24T13:45:11.52</dc:date>
    <meta:editing-duration>PT5M20S</meta:editing-duration>
    <meta:editing-cycles>1</meta:editing-cycles>
    <meta:document-statistic meta:object-count="3"/>
    <meta:generator>OpenOffice/4.1.7$Win32 OpenOffice.org_project/417m1$Build-980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5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 chart:data-label-number="none" chart:data-label-text="false" chart:data-label-symbol="fals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62cm" svg:height="15.956cm" xlink:href="." xlink:type="simple" chart:class="chart:scatter" chart:style-name="ch1">
        <chart:title svg:x="4.255cm" svg:y="0.704cm" chart:style-name="ch2">
          <text:p>Labour Theory of Value Correlation</text:p>
        </chart:title>
        <chart:plot-area chart:style-name="ch3" chart:data-source-has-labels="both" svg:x="1.355cm" svg:y="2.191cm" svg:width="13.873cm" svg:height="12.438cm">
          <chartooo:coordinate-region svg:x="2.717cm" svg:y="2.403cm" svg:width="11.861cm" svg:height="11.553cm"/>
          <chart:axis chart:dimension="x" chart:name="primary-x" chart:style-name="ch4" chartooo:axis-type="auto">
            <chart:title svg:x="6.368cm" svg:y="14.949cm" chart:style-name="ch5">
              <text:p>Gross Value Added $AUD</text:p>
            </chart:title>
            <chart:categories table:cell-range-address="local-table.$A$2:.$A$39"/>
            <chart:grid chart:style-name="ch6" chart:class="major"/>
          </chart:axis>
          <chart:axis chart:dimension="y" chart:name="primary-y" chart:style-name="ch4">
            <chart:title svg:x="0.451cm" svg:y="9.909cm" chart:style-name="ch7">
              <text:p>Total Hours Worked</text:p>
            </chart:title>
            <chart:grid chart:style-name="ch6" chart:class="major"/>
          </chart:axis>
          <chart:series chart:style-name="ch8" chart:values-cell-range-address="local-table.$C$2:.$C$39" chart:label-cell-address="local-table.$C$1" chart:class="chart:scatter">
            <chart:domain table:cell-range-address="local-table.$B$2:.$B$39"/>
            <chart:data-point chart:style-name="ch9" chart:repeated="2"/>
            <chart:data-point/>
            <chart:data-point chart:style-name="ch9" chart:repeated="7"/>
            <chart:data-point/>
            <chart:data-point chart:style-name="ch9" chart:repeated="8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abels</text:p>
              </table:table-cell>
            </table:table-row>
          </table:table-header-rows>
          <table:table-rows>
            <table:table-row>
              <table:table-cell office:value-type="string">
                <text:p>electricity, gas, water, waste</text:p>
              </table:table-cell>
              <table:table-cell office:value-type="float" office:value="230054.9">
                <text:p>230054.9</text:p>
              </table:table-cell>
              <table:table-cell office:value-type="float" office:value="47204">
                <text:p>47204</text:p>
              </table:table-cell>
            </table:table-row>
            <table:table-row>
              <table:table-cell office:value-type="string">
                <text:p>manufacturing</text:p>
              </table:table-cell>
              <table:table-cell office:value-type="float" office:value="1624252.9">
                <text:p>1624252.9</text:p>
              </table:table-cell>
              <table:table-cell office:value-type="float" office:value="108404">
                <text:p>108404</text:p>
              </table:table-cell>
            </table:table-row>
            <table:table-row>
              <table:table-cell office:value-type="string">
                <text:p>mining</text:p>
              </table:table-cell>
              <table:table-cell office:value-type="float" office:value="388287.3">
                <text:p>388287.3</text:p>
              </table:table-cell>
              <table:table-cell office:value-type="float" office:value="202441">
                <text:p>202441</text:p>
              </table:table-cell>
            </table:table-row>
            <table:table-row>
              <table:table-cell office:value-type="string">
                <text:p>forestry, fishing and agriculture</text:p>
              </table:table-cell>
              <table:table-cell office:value-type="float" office:value="861878.4">
                <text:p>861878.4</text:p>
              </table:table-cell>
              <table:table-cell office:value-type="float" office:value="38132">
                <text:p>38132</text:p>
              </table:table-cell>
            </table:table-row>
            <table:table-row>
              <table:table-cell office:value-type="string">
                <text:p>information media and telecommunications</text:p>
              </table:table-cell>
              <table:table-cell office:value-type="float" office:value="287644.8">
                <text:p>287644.8</text:p>
              </table:table-cell>
              <table:table-cell office:value-type="float" office:value="43403">
                <text:p>43403</text:p>
              </table:table-cell>
            </table:table-row>
            <table:table-row>
              <table:table-cell office:value-type="string">
                <text:p>transport, postal and warehousing</text:p>
              </table:table-cell>
              <table:table-cell office:value-type="float" office:value="1128900.1">
                <text:p>1128900.1</text:p>
              </table:table-cell>
              <table:table-cell office:value-type="float" office:value="84144">
                <text:p>84144</text:p>
              </table:table-cell>
            </table:table-row>
            <table:table-row>
              <table:table-cell office:value-type="string">
                <text:p>retail trade</text:p>
              </table:table-cell>
              <table:table-cell office:value-type="float" office:value="1741677.2">
                <text:p>1741677.2</text:p>
              </table:table-cell>
              <table:table-cell office:value-type="float" office:value="79171">
                <text:p>79171</text:p>
              </table:table-cell>
            </table:table-row>
            <table:table-row>
              <table:table-cell office:value-type="string">
                <text:p>construction</text:p>
              </table:table-cell>
              <table:table-cell office:value-type="float" office:value="2038577">
                <text:p>2038577</text:p>
              </table:table-cell>
              <table:table-cell office:value-type="float" office:value="137673">
                <text:p>137673</text:p>
              </table:table-cell>
            </table:table-row>
            <table:table-row>
              <table:table-cell office:value-type="string">
                <text:p>wholesale trade</text:p>
              </table:table-cell>
              <table:table-cell office:value-type="float" office:value="1032158.7">
                <text:p>1032158.7</text:p>
              </table:table-cell>
              <table:table-cell office:value-type="float" office:value="70860">
                <text:p>70860</text:p>
              </table:table-cell>
            </table:table-row>
            <table:table-row>
              <table:table-cell office:value-type="string">
                <text:p>accommodation and food services</text:p>
              </table:table-cell>
              <table:table-cell office:value-type="float" office:value="949672.1">
                <text:p>949672.1</text:p>
              </table:table-cell>
              <table:table-cell office:value-type="float" office:value="39405">
                <text:p>39405</text:p>
              </table:table-cell>
            </table:table-row>
            <table:table-row>
              <table:table-cell office:value-type="string">
                <text:p>financial and insurance </text:p>
              </table:table-cell>
              <table:table-cell office:value-type="float" office:value="674599.4">
                <text:p>674599.4</text:p>
              </table:table-cell>
              <table:table-cell office:value-type="float" office:value="167057">
                <text:p>167057</text:p>
              </table:table-cell>
            </table:table-row>
            <table:table-row>
              <table:table-cell office:value-type="string">
                <text:p>other services</text:p>
              </table:table-cell>
              <table:table-cell office:value-type="float" office:value="812855.5">
                <text:p>812855.5</text:p>
              </table:table-cell>
              <table:table-cell office:value-type="float" office:value="32394">
                <text:p>32394</text:p>
              </table:table-cell>
            </table:table-row>
            <table:table-row>
              <table:table-cell office:value-type="string">
                <text:p>professional, scientific and technical services</text:p>
              </table:table-cell>
              <table:table-cell office:value-type="float" office:value="2098096.4">
                <text:p>2098096.4</text:p>
              </table:table-cell>
              <table:table-cell office:value-type="float" office:value="136736">
                <text:p>136736</text:p>
              </table:table-cell>
            </table:table-row>
            <table:table-row>
              <table:table-cell office:value-type="string">
                <text:p>public administration and safety</text:p>
              </table:table-cell>
              <table:table-cell office:value-type="float" office:value="1133470.3">
                <text:p>1133470.3</text:p>
              </table:table-cell>
              <table:table-cell office:value-type="float" office:value="106521">
                <text:p>106521</text:p>
              </table:table-cell>
            </table:table-row>
            <table:table-row>
              <table:table-cell office:value-type="string">
                <text:p>education and training</text:p>
              </table:table-cell>
              <table:table-cell office:value-type="float" office:value="1521599.4">
                <text:p>1521599.4</text:p>
              </table:table-cell>
              <table:table-cell office:value-type="float" office:value="93678">
                <text:p>93678</text:p>
              </table:table-cell>
            </table:table-row>
            <table:table-row>
              <table:table-cell office:value-type="string">
                <text:p>healthcare and social assistance</text:p>
              </table:table-cell>
              <table:table-cell office:value-type="float" office:value="2568958.5">
                <text:p>2568958.5</text:p>
              </table:table-cell>
              <table:table-cell office:value-type="float" office:value="144023">
                <text:p>144023</text:p>
              </table:table-cell>
            </table:table-row>
            <table:table-row>
              <table:table-cell office:value-type="string">
                <text:p>administrative and support services</text:p>
              </table:table-cell>
              <table:table-cell office:value-type="float" office:value="1112637.6">
                <text:p>1112637.6</text:p>
              </table:table-cell>
              <table:table-cell office:value-type="float" office:value="63430">
                <text:p>63430</text:p>
              </table:table-cell>
            </table:table-row>
            <table:table-row>
              <table:table-cell office:value-type="string">
                <text:p>arts and recreation</text:p>
              </table:table-cell>
              <table:table-cell office:value-type="float" office:value="245402.9">
                <text:p>245402.9</text:p>
              </table:table-cell>
              <table:table-cell office:value-type="float" office:value="14810">
                <text:p>14810</text:p>
              </table:table-cell>
            </table:table-row>
            <table:table-row>
              <table:table-cell office:value-type="string">
                <text:p>rental hiring and real estate</text:p>
              </table:table-cell>
              <table:table-cell office:value-type="float" office:value="453215.9">
                <text:p>453215.9</text:p>
              </table:table-cell>
              <table:table-cell office:value-type="float" office:value="54802">
                <text:p>54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204">
                <text:p>47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404">
                <text:p>108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2441">
                <text:p>202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132">
                <text:p>38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403">
                <text:p>43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144">
                <text:p>84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171">
                <text:p>79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673">
                <text:p>137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860">
                <text:p>70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405">
                <text:p>39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057">
                <text:p>167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394">
                <text:p>32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6736">
                <text:p>136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521">
                <text:p>106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678">
                <text:p>93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023">
                <text:p>144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430">
                <text:p>63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10">
                <text:p>14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802">
                <text:p>5480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